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ritannic Bold" svg:font-family="'Britannic Bold'"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Inter" svg:font-family="Inter, system-ui, apple-system, BlinkMacSystemFont, 'Segoe UI', Roboto, 'Noto Sans', Ubuntu, Cantarell, 'Helvetica Neue', Oxygen, 'Open Sans', sans-serif"/>
    <style:font-face style:name="Lato" svg:font-family="Lato, LatoFallback, sans-serif"/>
    <style:font-face style:name="Liberation Serif" svg:font-family="'Liberation Serif'" style:font-family-generic="roman" style:font-pitch="variable"/>
    <style:font-face style:name="Noto Serif" svg:font-family="'Noto Serif'" style:font-family-generic="roman"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Unifont" svg:font-family="Unifont" style:font-family-generic="system" style:font-pitch="variable"/>
    <style:font-face style:name="serif" svg:font-family="serif"/>
  </office:font-face-decls>
  <office:automatic-styles>
    <style:style style:name="P1" style:family="paragraph" style:parent-style-name="Standard">
      <style:paragraph-properties fo:line-height="200%" fo:text-align="center" style:justify-single-word="false"/>
      <style:text-properties fo:font-size="14pt" fo:font-weight="bold" style:font-size-asian="14pt" style:font-weight-asian="bold" style:font-size-complex="14pt"/>
    </style:style>
    <style:style style:name="P2" style:family="paragraph" style:parent-style-name="Page_20_number">
      <style:paragraph-properties fo:line-height="200%"/>
      <style:text-properties style:font-name="Times New Roman" style:font-name-complex="Times New Roman" style:font-size-complex="12pt"/>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color="#000000" loext:opacity="100%" style:font-name="Liberation Serif" fo:font-weight="bold" style:font-weight-asian="bold"/>
    </style:style>
    <style:style style:name="P5" style:family="paragraph" style:parent-style-name="Body_20_Text_20_Indent_20_2">
      <style:paragraph-properties fo:margin-right="0in" fo:text-indent="0in" style:auto-text-indent="false"/>
      <style:text-properties fo:color="#000000" loext:opacity="100%" style:font-name="Liberation Serif"/>
    </style:style>
    <style:style style:name="P6" style:family="paragraph" style:parent-style-name="Standard">
      <style:paragraph-properties fo:text-align="justify" style:justify-single-word="false"/>
      <style:text-properties fo:color="#000000" loext:opacity="100%" style:font-name="Liberation Serif"/>
    </style:style>
    <style:style style:name="P7" style:family="paragraph" style:parent-style-name="Standard">
      <style:paragraph-properties fo:text-align="justify" style:justify-single-word="false"/>
      <style:text-properties fo:color="#000000" loext:opacity="100%" style:font-name="Liberation Serif" style:font-size-complex="12pt"/>
    </style:style>
    <style:style style:name="P8" style:family="paragraph" style:parent-style-name="Standard">
      <style:paragraph-properties fo:text-align="justify" style:justify-single-word="false"/>
      <style:text-properties fo:color="#000000" loext:opacity="100%" style:font-name="Liberation Serif" fo:font-weight="bold"/>
    </style:style>
    <style:style style:name="P9" style:family="paragraph" style:parent-style-name="Text_20_body">
      <style:paragraph-properties fo:margin-left="0in" fo:margin-right="0in" fo:orphans="2" fo:widows="2" fo:text-indent="0in" style:auto-text-indent="false"/>
    </style:style>
    <style:style style:name="P10" style:family="paragraph" style:parent-style-name="Text_20_body">
      <style:paragraph-properties fo:text-align="justify" style:justify-single-word="false"/>
      <style:text-properties fo:color="#000000" loext:opacity="100%" style:font-name="Liberation Serif"/>
    </style:style>
    <style:style style:name="P11" style:family="paragraph" style:parent-style-name="Standard" style:list-style-name="">
      <style:paragraph-properties fo:margin-left="0in" fo:text-indent="0in" style:auto-text-indent="false"/>
      <style:text-properties fo:font-size="10pt" style:font-size-asian="10pt"/>
    </style:style>
    <style:style style:name="P12" style:family="paragraph" style:parent-style-name="Standard">
      <style:paragraph-properties fo:text-align="justify" style:justify-single-word="false"/>
    </style:style>
    <style:style style:name="T1" style:family="text">
      <style:text-properties style:font-name="Times New Roman" style:font-name-complex="Times New Roman" style:font-size-complex="12pt"/>
    </style:style>
    <style:style style:name="T2" style:family="text">
      <style:text-properties fo:font-style="italic" style:font-style-asian="italic"/>
    </style:style>
    <style:style style:name="T3" style:family="text">
      <style:text-properties fo:font-size="12pt" fo:font-style="italic" style:font-size-asian="12pt" style:font-style-asian="italic" style:font-size-complex="12pt"/>
    </style:style>
    <style:style style:name="T4" style:family="text">
      <style:text-properties fo:font-size="10pt" fo:font-weight="bold" style:font-size-asian="10pt" style:font-weight-asian="bold"/>
    </style:style>
    <style:style style:name="T5" style:family="text">
      <style:text-properties style:font-weight-asian="bold" style:font-size-complex="12pt"/>
    </style:style>
    <style:style style:name="T6" style:family="text">
      <style:text-properties fo:font-variant="normal" fo:text-transform="none" fo:font-size="12pt" fo:letter-spacing="normal" fo:font-style="normal" fo:font-weight="normal" officeooo:rsid="0009fe60" style:font-weight-asian="bold" style:font-size-complex="12pt"/>
    </style:style>
    <style:style style:name="T7" style:family="text">
      <style:text-properties fo:font-variant="normal" fo:text-transform="none" fo:color="#000000" loext:opacity="100%" style:font-name="Liberation Serif" fo:font-size="12pt" fo:letter-spacing="normal" fo:font-style="normal" fo:font-weight="normal"/>
    </style:style>
    <style:style style:name="T8"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loext:padding="0.0193in" loext:border-left="2.24pt solid #000000" loext:border-right="2.24pt solid #000000" loext:border-top="1.5pt solid #000000" loext:border-bottom="1.5pt solid #000000"/>
    </style:style>
    <style:style style:name="T9" style:family="text">
      <style:text-properties fo:font-variant="normal" fo:text-transform="none" fo:color="#000000" loext:opacity="100%" style:font-name="Liberation Serif" fo:font-size="12pt" fo:letter-spacing="normal" fo:font-style="normal" fo:font-weight="normal" officeooo:rsid="0009fe60"/>
    </style:style>
    <style:style style:name="T10" style:family="text">
      <style:text-properties fo:font-variant="normal" fo:text-transform="none" fo:color="#000000" loext:opacity="100%" style:font-name="Liberation Serif" fo:font-size="12pt" fo:letter-spacing="normal" fo:font-style="normal" fo:font-weight="normal" officeooo:rsid="000a07bc"/>
    </style:style>
    <style:style style:name="Sect1" style:family="section">
      <style:section-properties style:writing-mode="lr-tb" fo:margin-left="0.1598in" fo:margin-right="0.1598in" style:editable="false">
        <style:columns fo:column-count="2" fo:column-gap="0.3in">
          <style:column style:rel-width="32767*" fo:start-indent="0in" fo:end-indent="0.15in"/>
          <style:column style:rel-width="32768*" fo:start-indent="0.15in" fo:end-indent="0in"/>
        </style:columns>
        <text:notes-configuration text:note-class="footnote"/>
      </style:section-properties>
    </style:style>
    <style:style style:name="Sect2" style:family="section">
      <style:section-properties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 and Environmental Impact: An Analysis of Mitigation Techniques<text:span text:style-name="T1"/></text:p>
      <text:p text:style-name="P2">Jamie Kemman<text:span text:style-name="T2"/></text:p>
      <text:p text:style-name="P3">Department of Computer Sciences, Mathematics, and Engineering<text:span text:style-name="T2"/></text:p>
      <text:p text:style-name="P3">Shepherd University<text:span text:style-name="T2"/></text:p>
      <text:p text:style-name="P3">P.O. Box 3210<text:span text:style-name="T2"/></text:p>
      <text:p text:style-name="P3">Shepherdstown, WV 25443<text:span text:style-name="T2"/></text:p>
      <text:p text:style-name="P3">jkemma01@rams.shepherd.edu<text:span text:style-name="T2"/></text:p>
      <text:p text:style-name="P3"/>
      <text:p text:style-name="P3"/>
      <text:section text:style-name="Sect1" text:name="Section1">
        <text:p text:style-name="P4">ABSTRACT</text:p>
        <text:p text:style-name="P4"/>
        <text:p text:style-name="P5"><text:span text:style-name="T3">The exponential resurgence of the AI industry in recent years has brought with it a host of benefits and concerns. Undoubedtly, applied machine learning has the potential to improve countless human lives through efficiency savings from enhanced automation and optimization of complex tasks and processes. Likewise, individual workers in many professions can benefit greatly from language-model-driven copilot applications which simplify their work. But these advancements are not without their own caveats. Generally available, cloud-hosted language models with userbases in the hundreds of millions, such as ChatGPT, require an immense amount of resources to train and maintain. Projections indicate worldwide fresh water and energy consumption within the next few years will rise to exceed that of entire developed nations. In a time of increasing climate instability, data centers competing with humans for fresh water while simultaneously relying on non-renewable power generation should be of concern. Mitigations do exist, however. Optimizations in everything from data center design and computing schedules to edge computing and simplifiying the mathematical operations at the core of every model could serve to reduce AI’s impact. AI is not going anywhere, but reducing consumption should be in the best interests of any industry.</text:span></text:p>
        <text:p text:style-name="P6"><text:span text:style-name="T4">KEYWORDS: AI, machine learning, climate change, resource consumption, optimization</text:span></text:p>
        <text:p text:style-name="P7"/>
        <text:p text:style-name="P8"><text:span text:style-name="T5">REFERENCES</text:span></text:p>
        <text:p text:style-name="P8"><text:span text:style-name="T6"/></text:p>
        <text:p text:style-name="P9"><text:span text:style-name="T7">[1] Berkeley Artificial Intelligence Research (BAIR), "Reducing AI’s climate impact: Everything you always wanted to know but were afraid to ask," </text:span><text:span text:style-name="Emphasis"><text:span text:style-name="T7">Berkeley AI Research Blog</text:span></text:span><text:span text:style-name="T7">. [Online]. Available: </text:span><text:a xlink:type="simple" xlink:href="https://begin.berkeley.edu/reducing-ais-climate-impact-everything-you-always-wanted-to-know-but-were-afraid-to-ask/" office:target-frame-name="_blank" xlink:show="new" text:style-name="Internet_20_link" text:visited-style-name="Visited_20_Internet_20_Link"><text:span text:style-name="T8">https://begin.berkeley.edu/reducing-ais-climate-impact-everything-you-always-wanted-to-know-but-were-afraid-to-ask/</text:span></text:a><text:span text:style-name="T7">. Accessed: Feb. 3, 2025.</text:span></text:p>
        <text:p text:style-name="P9"><text:span text:style-name="T7">[2] Y. Yuan, "Can we mitigate AI’s environmental impacts?," </text:span><text:span text:style-name="Emphasis"><text:span text:style-name="T7">Yale Environment</text:span></text:span><text:span text:style-name="T7">. [Online]. Available: </text:span><text:a xlink:type="simple" xlink:href="https://environment.yale.edu/news/article/can-we-mitigate-ais-environmental-impacts" office:target-frame-name="_blank" xlink:show="new" text:style-name="Internet_20_link" text:visited-style-name="Visited_20_Internet_20_Link"><text:span text:style-name="T8">https://environment.yale.edu/news/article/can-we-mitigate-ais-environmental-impacts</text:span></text:a><text:span text:style-name="T7">. Accessed: Feb. 3, 2025.</text:span></text:p>
        <text:p text:style-name="P9"><text:span text:style-name="T7">[3] A. Chien, "GenAI: Giga$$$, TeraWatt-Hours, and GigaTons of CO2," </text:span><text:span text:style-name="Emphasis"><text:span text:style-name="T7">Communications of the ACM</text:span></text:span><text:span text:style-name="T7">, vol. 66, no. 8, p. 5, Aug. 2023. [Online]. Available: </text:span><text:a xlink:type="simple" xlink:href="https://dl.acm.org/doi/pdf/10.1145/3606254" office:target-frame-name="_blank" xlink:show="new" text:style-name="Internet_20_link" text:visited-style-name="Visited_20_Internet_20_Link"><text:span text:style-name="T8">https://dl.acm.org/doi/pdf/10.1145/3606254</text:span></text:a><text:span text:style-name="T7">. Accessed: Feb. 3, 2025.</text:span></text:p>
        <text:p text:style-name="P9"><text:span text:style-name="T7">[4] D. Berreby, "Artificial intelligence and climate change: The energy and emissions impact," </text:span><text:span text:style-name="Emphasis"><text:span text:style-name="T7">Yale Environment 360</text:span></text:span><text:span text:style-name="T7">. [Online]. Available: </text:span><text:a xlink:type="simple" xlink:href="https://e360.yale.edu/features/artificial-intelligence-climate-energy-emissions" office:target-frame-name="_blank" xlink:show="new" text:style-name="Internet_20_link" text:visited-style-name="Visited_20_Internet_20_Link"><text:span text:style-name="T8">https://e360.yale.edu/features/arti</text:span><text:soft-page-break/><text:span text:style-name="T8">ficial-intelligence-climate-energy-emissions</text:span></text:a><text:span text:style-name="T7">. Accessed: Feb. 3, 2025.</text:span></text:p>
        <text:p text:style-name="P9"><text:span text:style-name="T7">[5] P. Li et al., "Making AI Less ‘Thirsty’: Uncovering and Addressing the Secret Water Footprint of AI Models," </text:span><text:span text:style-name="Emphasis"><text:span text:style-name="T7">arXiv preprint arXiv:2304.03271</text:span></text:span><text:span text:style-name="T7">, 2023. [Online]. Available: </text:span><text:a xlink:type="simple" xlink:href="https://arxiv.org/pdf/2304.03271" office:target-frame-name="_blank" xlink:show="new" text:style-name="Internet_20_link" text:visited-style-name="Visited_20_Internet_20_Link"><text:span text:style-name="T8">https://arxiv.org/pdf/2304.03271</text:span></text:a><text:span text:style-name="T7">. Accessed: Feb. 3, 2025.</text:span></text:p>
        <text:p text:style-name="P9"><text:span text:style-name="T7">[6] X. Bi et al., "DeepSeek LLM: Scaling Open-Source Language Models with Longtermism," </text:span><text:span text:style-name="Emphasis"><text:span text:style-name="T7">arXiv preprint arXiv:2401.02954</text:span></text:span><text:span text:style-name="T7">, 2024. [Online]. Available: </text:span><text:a xlink:type="simple" xlink:href="https://doi.org/10.48550/arXiv.2401.02954" office:target-frame-name="_blank" xlink:show="new" text:style-name="Internet_20_link" text:visited-style-name="Visited_20_Internet_20_Link"><text:span text:style-name="T8">https://doi.org/10.48550/arXiv.2401.02954</text:span></text:a><text:span text:style-name="T7">. Accessed: Feb. 3, 2025.</text:span></text:p>
        <text:p text:style-name="P9"><text:span text:style-name="T7">[7] A. Liu et al., "DeepSeek-V2: A Strong, Economical, and Efficient Mixture-of-Experts Language Model," </text:span><text:span text:style-name="Emphasis"><text:span text:style-name="T7">arXiv preprint arXiv:2405.04434</text:span></text:span><text:span text:style-name="T7">, 2024. [Online]. Available: </text:span><text:a xlink:type="simple" xlink:href="https://doi.org/10.48550/arXiv.2405.04434" office:target-frame-name="_blank" xlink:show="new" text:style-name="Internet_20_link" text:visited-style-name="Visited_20_Internet_20_Link"><text:span text:style-name="T8">https://doi.org/10.48550/arXiv.2405.04434</text:span></text:a><text:span text:style-name="T7">. Accessed: Feb. 3, 2025.</text:span></text:p>
        <text:p text:style-name="P9"><text:span text:style-name="T7">[8] A. Rocha, </text:span><text:span text:style-name="Emphasis"><text:span text:style-name="T7">Breaking the AI Barrier: The DeepSeek Story and the Future of Technology</text:span></text:span><text:span text:style-name="T7">. [Online]. Available: </text:span><text:a xlink:type="simple" xlink:href="https://ebook.yourcloudlibrary.com/library/oclc/detail/axv9bnr9" office:target-frame-name="_blank" xlink:show="new" text:style-name="Internet_20_link" text:visited-style-name="Visited_20_Internet_20_Link"><text:span text:style-name="T8">https://ebook.yourcloudlibrary.com/library/oclc/detail/axv9bnr9</text:span></text:a><text:span text:style-name="T7">. Accessed: Feb. 3, 2025. ISBN: 9798230269106.</text:span></text:p>
        <text:p text:style-name="P9"><text:span text:style-name="T7">[9] D. Fernandez-Cerero et al., "Fear assessment: Why data center servers should be turned off," </text:span><text:span text:style-name="Emphasis"><text:span text:style-name="T7">Frontiers in Artificial Intelligence and Applications</text:span></text:span><text:span text:style-name="T7">, vol. 269, pp. 253–256, 2014. [Online]. Available: </text:span><text:a xlink:type="simple" xlink:href="https://shepherd.on.worldcat.org/oclc/895154419" office:target-frame-name="_blank" xlink:show="new" text:style-name="Internet_20_link" text:visited-style-name="Visited_20_Internet_20_Link"><text:span text:style-name="T8">https://shepherd.on.worldcat.org/oclc/895154419</text:span></text:a><text:span text:style-name="T7">. doi:10.3233/978-1-61499-452-7-257. Accessed: Feb. 3, 2025.</text:span></text:p>
        <text:p text:style-name="P9"><text:span text:style-name="T7">[10] H. Zheng et al., "Energy-saving optimization for data center water storage cooling system based on model predictive control," </text:span><text:span text:style-name="Emphasis"><text:span text:style-name="T7">Journal of Xi’an Polytechnic University</text:span></text:span><text:span text:style-name="T7">, vol. 37, no. 5, pp. 61–68, Oct. 2023. [Online]. Available: </text:span><text:a xlink:type="simple" xlink:href="https://shepherd.on.worldcat.org/oclc/10275714028" office:target-frame-name="_blank" xlink:show="new" text:style-name="Internet_20_link" text:visited-style-name="Visited_20_Internet_20_Link"><text:span text:style-name="T8">https://shepherd.on.worldcat.org/oclc/10275714028</text:span></text:a><text:span text:style-name="T7">. Accessed: Feb. 3, 2025.</text:span></text:p>
        <text:p text:style-name="P9"><text:span text:style-name="T7">[11] K. Crawford, </text:span><text:span text:style-name="Emphasis"><text:span text:style-name="T7">Atlas of AI: Power, Politics, and the Planetary Costs of Artificial Intelligence</text:span></text:span><text:span text:style-name="T7">. New Haven, CT, USA: Yale University Press, 2021. [Online]. Available: </text:span><text:a xlink:type="simple" xlink:href="https://shepherd.on.worldcat.org/oclc/1237863151" office:target-frame-name="_blank" xlink:show="new" text:style-name="Internet_20_link" text:visited-style-name="Visited_20_Internet_20_Link"><text:span text:style-name="T8">https://shepherd.on.worldcat.org/oclc/1237863151</text:span></text:a><text:span text:style-name="T7">. Accessed: Feb. 3, 2025.</text:span></text:p>
        <text:p text:style-name="P9"><text:span text:style-name="T9"><text:s/>Mixture-of-Experts Language Model</text:span><text:span text:style-name="T7">," </text:span><text:span text:style-name="Emphasis"><text:span text:style-name="T7">arXiv preprint arXiv:2405.04434</text:span></text:span><text:span text:style-name="T7">, 2024. [Online]. Available: </text:span><text:a xlink:type="simple" xlink:href="https://doi.org/10.48550/arXiv.2405.04434" office:target-frame-name="_blank" xlink:show="new" text:style-name="Internet_20_link" text:visited-style-name="Visited_20_Internet_20_Link"><text:span text:style-name="T8">https://doi.org/10.48550/arXiv.2405.04434</text:span></text:a><text:span text:style-name="T7">. Accessed: Oct. 25, 2023.</text:span></text:p>
        <text:p text:style-name="P9"><text:span text:style-name="T7">[9] </text:span><text:span text:style-name="T9">A</text:span><text:span text:style-name="T7">. </text:span><text:span text:style-name="T9">Rocha</text:span><text:span text:style-name="T7">, </text:span><text:span text:style-name="Emphasis"><text:span text:style-name="T9">Breaking the AI Barrier: The DeepSeek Story and the Future of Technology</text:span></text:span><text:span text:style-name="T7">. [Online]. Available: </text:span><text:a xlink:type="simple" xlink:href="https://ebook.yourcloudlibrary.com/library/oclc/detail/axv9bnr9" office:target-frame-name="_blank" xlink:show="new" text:style-name="Internet_20_link" text:visited-style-name="Visited_20_Internet_20_Link"><text:span text:style-name="T8">https://ebook.yourcloudlibrary.com/library/oclc/detail/axv9bnr9</text:span></text:a><text:span text:style-name="T7">. Accessed: Oct. 25, 2023. ISBN: 9798230269106.</text:span></text:p>
        <text:p text:style-name="P9"><text:span text:style-name="T7">[10] </text:span><text:span text:style-name="T9">D. Fernandez-Cerero et al.</text:span><text:span text:style-name="T7">, "Fear assessment: Why data center servers should be turned off," </text:span><text:span text:style-name="T9">Frontiers in Artificial Intelligene and Applications</text:span><text:span text:style-name="T7">, </text:span><text:span text:style-name="T9">2014</text:span><text:span text:style-name="T7">,</text:span><text:span text:style-name="T9"> vol</text:span><text:span text:style-name="T7">. </text:span><text:span text:style-name="T9">269, pp. 253-256.</text:span><text:span text:style-name="T7"> [Online]. Available: </text:span><text:a xlink:type="simple" xlink:href="https://shepherd.on.worldcat.org/oclc/895154419" office:target-frame-name="_blank" xlink:show="new" text:style-name="Internet_20_link" text:visited-style-name="Visited_20_Internet_20_Link"><text:span text:style-name="T8">https://shepherd.on.worldcat.org/oclc/895154419</text:span></text:a><text:span text:style-name="T7">. doi:10.3233/978-1-61499-452-7-257. Accessed: Oct. 25, 2023.</text:span></text:p>
        <text:p text:style-name="P9"><text:span text:style-name="T7">[11] </text:span><text:span text:style-name="T10">H. Zheng et al.</text:span><text:span text:style-name="T7">, </text:span><text:span text:style-name="Emphasis"><text:span text:style-name="T10">Energy-saving optimization for on data center water storage cooling system based on model predictive control</text:span></text:span><text:span text:style-name="T7">. </text:span><text:span text:style-name="T10">Jounral of Xi’an Polytechnic University, Oct. 2023, vol. 37, no.5, pp.61-68</text:span><text:span text:style-name="T7">. [Online]. Available: </text:span><text:a xlink:type="simple" xlink:href="https://shepherd.on.worldcat.org/oclc/10275714028" office:target-frame-name="_blank" xlink:show="new" text:style-name="Internet_20_link" text:visited-style-name="Visited_20_Internet_20_Link"><text:span text:style-name="T8">https://shepherd.on.worldcat.org/oclc/10275714028</text:span></text:a><text:span text:style-name="T7">. Accessed: Oct. 25, 2023.</text:span></text:p>
        <text:p text:style-name="P9"><text:span text:style-name="T7">[12] </text:span><text:span text:style-name="T10">K</text:span><text:span text:style-name="T7">. </text:span><text:span text:style-name="T10">Crawford</text:span><text:span text:style-name="T7">, </text:span><text:span text:style-name="Emphasis"><text:span text:style-name="T10">Atlas of AI: power, politics, and the planetary costs of artificial intelligence</text:span></text:span><text:span text:style-name="T7">. </text:span><text:span text:style-name="T10">New Haven,</text:span><text:span text:style-name="T7"> </text:span><text:span text:style-name="T10">USA</text:span><text:span text:style-name="T7">: </text:span><text:span text:style-name="T10">Yale </text:span><text:soft-page-break/><text:span text:style-name="T10">University Press</text:span><text:span text:style-name="T7">, </text:span><text:span text:style-name="T10">2021</text:span><text:span text:style-name="T7">. [Online]. Available: </text:span><text:a xlink:type="simple" xlink:href="https://shepherd.on.worldcat.org/oclc/1237863151" office:target-frame-name="_blank" xlink:show="new" text:style-name="Internet_20_link" text:visited-style-name="Visited_20_Internet_20_Link"><text:span text:style-name="T8">https://shepherd.on.worldcat.org/oclc/1237863151</text:span></text:a><text:span text:style-name="T7">. Accessed: Oct. 25, 2023.</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section>
      <text:section text:style-name="Sect2" text:name="Section2">
        <text:p text:style-name="P11"/>
      </text:section>
      <text:section text:style-name="Sect3" text:name="Section3">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ritannic Bold" svg:font-family="'Britannic Bold'"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Inter" svg:font-family="Inter, system-ui, apple-system, BlinkMacSystemFont, 'Segoe UI', Roboto, 'Noto Sans', Ubuntu, Cantarell, 'Helvetica Neue', Oxygen, 'Open Sans', sans-serif"/>
    <style:font-face style:name="Lato" svg:font-family="Lato, LatoFallback, sans-serif"/>
    <style:font-face style:name="Liberation Serif" svg:font-family="'Liberation Serif'" style:font-family-generic="roman" style:font-pitch="variable"/>
    <style:font-face style:name="Noto Serif" svg:font-family="'Noto Serif'" style:font-family-generic="roman"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Unifont" svg:font-family="Unifont"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style:font-name="Britannic Bold" fo:font-family="'Britannic Bold'" style:font-family-generic="swiss" style:font-pitch="variable" fo:font-size="18pt" fo:font-weight="bold" style:letter-kerning="true" style:font-size-asian="18pt" style:font-weight-asian="bold" style:font-name-complex="Britannic Bold" style:font-family-complex="'Britannic Bold'" style:font-family-generic-complex="swiss" style:font-pitch-complex="variable"/>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417in" fo:margin-bottom="0in" style:contextual-spacing="false" fo:keep-with-next="always"/>
      <style:text-properties style:font-name="Britannic Bold" fo:font-family="'Britannic Bold'" style:font-family-generic="swiss" style:font-pitch="variable" style:letter-kerning="true" style:font-name-complex="Britannic Bold" style:font-family-complex="'Britannic Bold'"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in" fo:margin-right="0in" fo:margin-top="0.028in" fo:margin-bottom="0in" style:contextual-spacing="false" fo:text-indent="0.25in" style:auto-text-indent="false" fo:keep-with-next="always">
        <style:tab-stops>
          <style:tab-stop style:position="1in"/>
        </style:tab-stops>
      </style:paragraph-properties>
      <style:text-properties fo:font-size="11pt" style:font-size-asian="11pt"/>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ai1" style:family="paragraph" style:parent-style-name="Standard">
      <style:paragraph-properties>
        <style:tab-stops>
          <style:tab-stop style:position="2.75in" style:type="right" style:leader-style="dotted" style:leader-text="."/>
        </style:tab-stops>
      </style:paragraph-properties>
    </style:style>
    <style:style style:name="ai2" style:family="paragraph" style:parent-style-name="Standard">
      <style:paragraph-properties>
        <style:tab-stops>
          <style:tab-stop style:position="2.75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Article_20_Title" style:display-name="Article Title" style:family="paragraph" style:parent-style-name="Standard">
      <style:paragraph-properties fo:margin-left="0.25in" fo:margin-right="0in" fo:margin-top="0.0417in" fo:margin-bottom="0in" style:contextual-spacing="false" fo:text-indent="0in" style:auto-text-indent="false"/>
      <style:text-properties fo:font-size="10.5pt" style:font-size-asian="10.5pt"/>
    </style:style>
    <style:style style:name="Author" style:family="paragraph" style:parent-style-name="Standard">
      <style:paragraph-properties fo:margin-left="0in" fo:margin-right="0in" fo:text-indent="0.5in" style:auto-text-indent="false">
        <style:tab-stops>
          <style:tab-stop style:position="6.5in" style:type="right" style:leader-style="dotted" style:leader-text="."/>
        </style:tab-stops>
      </style:paragraph-properties>
      <style:text-properties fo:font-size="10.5pt" fo:font-style="italic" style:font-size-asian="10.5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Page_20_number" style:display-name="Page number" style:family="paragraph" style:parent-style-name="Standard">
      <style:paragraph-properties fo:text-align="center" style:justify-single-word="false"/>
      <style:text-properties style:font-name="Times" fo:font-family="Times, 'Times New Roman'" style:font-family-generic="roman" style:font-pitch="variable" style:font-name-complex="Times" style:font-family-complex="Times, 'Times New Roman'"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0.8402in" fo:margin-right="0.8402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uthor Guidelines for 8</dc:title>
    <meta:initial-creator>skim</meta:initial-creator>
    <meta:creation-date>2010-01-10T23:12:00</meta:creation-date>
    <dc:date>2025-02-03T22:51:43.917078124</dc:date>
    <meta:print-date>2009-08-04T16:08:00</meta:print-date>
    <meta:editing-cycles>7</meta:editing-cycles>
    <meta:editing-duration>PT42M4S</meta:editing-duration>
    <meta:generator>LibreOffice/24.8.2.1$Linux_X86_64 LibreOffice_project/480$Build-1</meta:generator>
    <meta:document-statistic meta:table-count="0" meta:image-count="0" meta:object-count="0" meta:page-count="3" meta:paragraph-count="27" meta:word-count="682" meta:character-count="5646" meta:non-whitespace-character-count="4992"/>
    <meta:user-defined meta:name="_NewReviewCycle"/>
  </office:meta>
</office:document-meta>
</file>